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Rubik" svg:font-family="Rubi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3cm" style:rel-column-width="32760*"/>
    </style:style>
    <style:style style:name="Table2.B" style:family="table-column">
      <style:table-column-properties style:column-width="8.797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10" style:family="table">
      <style:table-properties style:width="2.598cm" table:align="left"/>
    </style:style>
    <style:style style:name="Table10.A" style:family="table-column">
      <style:table-column-properties style:column-width="1.205cm"/>
    </style:style>
    <style:style style:name="Table10.B" style:family="table-column">
      <style:table-column-properties style:column-width="1.393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8" style:family="table">
      <style:table-properties style:width="2.598cm" table:align="left"/>
    </style:style>
    <style:style style:name="Table8.A" style:family="table-column">
      <style:table-column-properties style:column-width="1.205cm"/>
    </style:style>
    <style:style style:name="Table8.B" style:family="table-column">
      <style:table-column-properties style:column-width="1.393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9" style:family="table">
      <style:table-properties style:width="2.598cm" table:align="left"/>
    </style:style>
    <style:style style:name="Table9.A" style:family="table-column">
      <style:table-column-properties style:column-width="1.205cm"/>
    </style:style>
    <style:style style:name="Table9.B" style:family="table-column">
      <style:table-column-properties style:column-width="1.393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4" style:family="table">
      <style:table-properties style:width="2.598cm" table:align="left"/>
    </style:style>
    <style:style style:name="Table4.A" style:family="table-column">
      <style:table-column-properties style:column-width="1.205cm"/>
    </style:style>
    <style:style style:name="Table4.B" style:family="table-column">
      <style:table-column-properties style:column-width="1.39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5" style:family="table">
      <style:table-properties style:width="2.598cm" table:align="left"/>
    </style:style>
    <style:style style:name="Table5.A" style:family="table-column">
      <style:table-column-properties style:column-width="1.205cm"/>
    </style:style>
    <style:style style:name="Table5.B" style:family="table-column">
      <style:table-column-properties style:column-width="1.39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1" style:family="table">
      <style:table-properties style:width="2.598cm" table:align="left"/>
    </style:style>
    <style:style style:name="Table1.A" style:family="table-column">
      <style:table-column-properties style:column-width="1.205cm"/>
    </style:style>
    <style:style style:name="Table1.B" style:family="table-column">
      <style:table-column-properties style:column-width="1.39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7" style:family="table">
      <style:table-properties style:width="2.598cm" table:align="left"/>
    </style:style>
    <style:style style:name="Table7.A" style:family="table-column">
      <style:table-column-properties style:column-width="1.205cm"/>
    </style:style>
    <style:style style:name="Table7.B" style:family="table-column">
      <style:table-column-properties style:column-width="1.393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6" style:family="table">
      <style:table-properties style:width="2.598cm" table:align="left"/>
    </style:style>
    <style:style style:name="Table6.A" style:family="table-column">
      <style:table-column-properties style:column-width="1.205cm"/>
    </style:style>
    <style:style style:name="Table6.B" style:family="table-column">
      <style:table-column-properties style:column-width="1.393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3" style:family="table">
      <style:table-properties style:width="1.196cm" table:align="left"/>
    </style:style>
    <style:style style:name="Table3.A" style:family="table-column">
      <style:table-column-properties style:column-width="1.196cm"/>
    </style:style>
    <style:style style:name="Table3.A1" style:family="table-cell">
      <style:table-cell-properties fo:padding="0.097cm" fo:border="0.05pt solid #000000"/>
    </style:style>
    <style:style style:name="P1" style:family="paragraph" style:parent-style-name="Standard">
      <style:paragraph-properties fo:text-align="center" style:justify-single-word="false"/>
      <style:text-properties style:font-name="Arial" officeooo:paragraph-rsid="001b843c"/>
    </style:style>
    <style:style style:name="P2" style:family="paragraph" style:parent-style-name="Standard">
      <style:text-properties officeooo:paragraph-rsid="002543ad"/>
    </style:style>
    <style:style style:name="P3" style:family="paragraph" style:parent-style-name="Standard">
      <style:text-properties officeooo:rsid="002543ad" officeooo:paragraph-rsid="002543ad"/>
    </style:style>
    <style:style style:name="P4" style:family="paragraph" style:parent-style-name="Standard">
      <style:text-properties officeooo:rsid="002543ad" officeooo:paragraph-rsid="004e10ec"/>
    </style:style>
    <style:style style:name="P5" style:family="paragraph" style:parent-style-name="Standard">
      <style:text-properties officeooo:paragraph-rsid="001b843c"/>
    </style:style>
    <style:style style:name="P6" style:family="paragraph" style:parent-style-name="Standard">
      <style:paragraph-properties fo:text-align="justify" style:justify-single-word="false"/>
      <style:text-properties officeooo:rsid="0065cc12" officeooo:paragraph-rsid="0065cc12"/>
    </style:style>
    <style:style style:name="P7" style:family="paragraph" style:parent-style-name="Standard">
      <style:paragraph-properties fo:text-align="justify" style:justify-single-word="false"/>
      <style:text-properties fo:font-style="normal" officeooo:rsid="008dba08" officeooo:paragraph-rsid="008dba08" style:font-style-asian="normal" style:font-style-complex="normal"/>
    </style:style>
    <style:style style:name="P8" style:family="paragraph" style:parent-style-name="Standard">
      <style:paragraph-properties fo:text-align="justify" style:justify-single-word="false"/>
      <style:text-properties fo:font-style="normal" officeooo:rsid="00bed118" officeooo:paragraph-rsid="008dba08" style:font-style-asian="normal" style:font-style-complex="normal"/>
    </style:style>
    <style:style style:name="P9" style:family="paragraph" style:parent-style-name="Standard">
      <style:paragraph-properties fo:text-align="justify" style:justify-single-word="false"/>
      <style:text-properties fo:font-style="normal" officeooo:rsid="00d617e0" officeooo:paragraph-rsid="00d71435" style:font-style-asian="normal" style:font-style-complex="normal"/>
    </style:style>
    <style:style style:name="P10" style:family="paragraph" style:parent-style-name="Standard">
      <style:paragraph-properties fo:text-align="justify" style:justify-single-word="false"/>
      <style:text-properties fo:font-style="normal" officeooo:rsid="00dc1e1c" officeooo:paragraph-rsid="00dc1e1c" style:font-style-asian="normal" style:font-style-complex="normal"/>
    </style:style>
    <style:style style:name="P11" style:family="paragraph" style:parent-style-name="Standard">
      <style:text-properties style:text-underline-style="solid" style:text-underline-width="auto" style:text-underline-color="font-color" officeooo:rsid="008640b9" officeooo:paragraph-rsid="008640b9"/>
    </style:style>
    <style:style style:name="P12" style:family="paragraph" style:parent-style-name="Standard">
      <style:text-properties officeooo:rsid="004e10ec" officeooo:paragraph-rsid="008f2d00"/>
    </style:style>
    <style:style style:name="P13" style:family="paragraph" style:parent-style-name="Standard">
      <style:text-properties fo:font-style="italic" officeooo:rsid="005b5884" officeooo:paragraph-rsid="008f2d00" style:font-style-asian="italic" style:font-style-complex="italic"/>
    </style:style>
    <style:style style:name="P14" style:family="paragraph" style:parent-style-name="Standard">
      <style:text-properties fo:font-style="italic" officeooo:rsid="008f2d00" officeooo:paragraph-rsid="008f2d00" style:font-style-asian="italic" style:font-style-complex="italic"/>
    </style:style>
    <style:style style:name="P15" style:family="paragraph" style:parent-style-name="Standard">
      <style:text-properties fo:font-style="italic" fo:font-weight="normal" officeooo:rsid="008f2d00" officeooo:paragraph-rsid="00c85756"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officeooo:rsid="0082b5be" officeooo:paragraph-rsid="0082b5be"/>
    </style:style>
    <style:style style:name="P17" style:family="paragraph" style:parent-style-name="Standard">
      <style:text-properties style:font-name="DejaVu Sans Mono" style:text-underline-style="none" officeooo:rsid="00b129b8" officeooo:paragraph-rsid="00b129b8"/>
    </style:style>
    <style:style style:name="P18" style:family="paragraph" style:parent-style-name="Standard">
      <style:text-properties style:font-name="DejaVu Sans Mono" style:text-underline-style="none" officeooo:rsid="00e4270d" officeooo:paragraph-rsid="00e4270d"/>
    </style:style>
    <style:style style:name="P19" style:family="paragraph" style:parent-style-name="Standard">
      <style:text-properties style:font-name="DejaVu Sans Mono" style:text-underline-style="none" officeooo:rsid="00e24a6c" officeooo:paragraph-rsid="00b08172"/>
    </style:style>
    <style:style style:name="P20" style:family="paragraph" style:parent-style-name="Standard">
      <style:paragraph-properties fo:text-align="justify" style:justify-single-word="false"/>
      <style:text-properties officeooo:rsid="00892600" officeooo:paragraph-rsid="00892600"/>
    </style:style>
    <style:style style:name="P21" style:family="paragraph" style:parent-style-name="Standard">
      <style:paragraph-properties fo:text-align="justify" style:justify-single-word="false"/>
      <style:text-properties fo:color="#ff0000" officeooo:rsid="00b129b8" officeooo:paragraph-rsid="00b129b8"/>
    </style:style>
    <style:style style:name="P22" style:family="paragraph" style:parent-style-name="Standard">
      <style:paragraph-properties fo:text-align="justify" style:justify-single-word="false"/>
      <style:text-properties officeooo:paragraph-rsid="00d71435"/>
    </style:style>
    <style:style style:name="P23" style:family="paragraph" style:parent-style-name="Standard">
      <style:paragraph-properties fo:text-align="justify" style:justify-single-word="false"/>
      <style:text-properties officeooo:paragraph-rsid="00dc1e1c"/>
    </style:style>
    <style:style style:name="P24" style:family="paragraph" style:parent-style-name="Standard">
      <style:paragraph-properties fo:text-align="justify" style:justify-single-word="false"/>
      <style:text-properties officeooo:paragraph-rsid="002543ad"/>
    </style:style>
    <style:style style:name="P25" style:family="paragraph" style:parent-style-name="Standard">
      <style:text-properties officeooo:rsid="005051e1" officeooo:paragraph-rsid="005051e1"/>
    </style:style>
    <style:style style:name="P26" style:family="paragraph" style:parent-style-name="Standard">
      <style:text-properties officeooo:rsid="00b5028c" officeooo:paragraph-rsid="00b5028c"/>
    </style:style>
    <style:style style:name="P27" style:family="paragraph" style:parent-style-name="Standard">
      <style:text-properties officeooo:rsid="00b71f6d" officeooo:paragraph-rsid="00b71f6d"/>
    </style:style>
    <style:style style:name="P28" style:family="paragraph" style:parent-style-name="Standard">
      <style:paragraph-properties fo:text-align="justify" style:justify-single-word="false"/>
      <style:text-properties officeooo:rsid="00d617e0" officeooo:paragraph-rsid="00db4647"/>
    </style:style>
    <style:style style:name="P29" style:family="paragraph" style:parent-style-name="Standard">
      <style:paragraph-properties fo:text-align="justify" style:justify-single-word="false"/>
      <style:text-properties officeooo:rsid="00dc1e1c" officeooo:paragraph-rsid="00dc1e1c"/>
    </style:style>
    <style:style style:name="P30" style:family="paragraph" style:parent-style-name="Standard">
      <style:paragraph-properties fo:text-align="justify" style:justify-single-word="false"/>
      <style:text-properties officeooo:rsid="00bed118" officeooo:paragraph-rsid="00bed118"/>
    </style:style>
    <style:style style:name="P31" style:family="paragraph" style:parent-style-name="Table_20_Contents">
      <style:paragraph-properties fo:text-align="center" style:justify-single-word="false"/>
      <style:text-properties officeooo:paragraph-rsid="002543ad"/>
    </style:style>
    <style:style style:name="P32" style:family="paragraph" style:parent-style-name="Table_20_Contents">
      <style:paragraph-properties fo:text-align="center" style:justify-single-word="false"/>
      <style:text-properties officeooo:paragraph-rsid="004e10ec"/>
    </style:style>
    <style:style style:name="P33" style:family="paragraph" style:parent-style-name="Table_20_Contents">
      <style:paragraph-properties fo:text-align="center" style:justify-single-word="false"/>
      <style:text-properties officeooo:paragraph-rsid="008f2d00"/>
    </style:style>
    <style:style style:name="P34" style:family="paragraph" style:parent-style-name="Table_20_Contents">
      <style:paragraph-properties fo:text-align="center" style:justify-single-word="false"/>
      <style:text-properties officeooo:paragraph-rsid="00ac767e"/>
    </style:style>
    <style:style style:name="P35" style:family="paragraph" style:parent-style-name="Table_20_Contents">
      <style:paragraph-properties fo:text-align="center" style:justify-single-word="false"/>
      <style:text-properties officeooo:paragraph-rsid="00c85756"/>
    </style:style>
    <style:style style:name="P36" style:family="paragraph" style:parent-style-name="Table_20_Contents">
      <style:text-properties fo:font-weight="bold" officeooo:paragraph-rsid="001b843c" style:font-weight-asian="bold" style:font-weight-complex="bold"/>
    </style:style>
    <style:style style:name="P37" style:family="paragraph" style:parent-style-name="Table_20_Contents">
      <style:paragraph-properties fo:text-align="center" style:justify-single-word="false"/>
      <style:text-properties officeooo:rsid="003b4b8a" officeooo:paragraph-rsid="003b4b8a"/>
    </style:style>
    <style:style style:name="P38" style:family="paragraph" style:parent-style-name="Table_20_Contents">
      <style:paragraph-properties fo:text-align="center" style:justify-single-word="false"/>
      <style:text-properties officeooo:rsid="003b4b8a" officeooo:paragraph-rsid="004e10ec"/>
    </style:style>
    <style:style style:name="P39" style:family="paragraph" style:parent-style-name="Table_20_Contents">
      <style:paragraph-properties fo:text-align="center" style:justify-single-word="false"/>
      <style:text-properties officeooo:rsid="003b4b8a" officeooo:paragraph-rsid="008f2d00"/>
    </style:style>
    <style:style style:name="P40" style:family="paragraph" style:parent-style-name="Table_20_Contents">
      <style:paragraph-properties fo:text-align="center" style:justify-single-word="false"/>
      <style:text-properties officeooo:rsid="003b4b8a" officeooo:paragraph-rsid="00ac767e"/>
    </style:style>
    <style:style style:name="P41" style:family="paragraph" style:parent-style-name="Table_20_Contents">
      <style:paragraph-properties fo:text-align="center" style:justify-single-word="false"/>
      <style:text-properties officeooo:rsid="003b4b8a" officeooo:paragraph-rsid="00c85756"/>
    </style:style>
    <style:style style:name="P42" style:family="paragraph" style:parent-style-name="Table_20_Contents">
      <style:paragraph-properties fo:text-align="center" style:justify-single-word="false"/>
      <style:text-properties officeooo:rsid="006b0e7f" officeooo:paragraph-rsid="006b0e7f"/>
    </style:style>
    <style:style style:name="P43" style:family="paragraph" style:parent-style-name="Table_20_Contents">
      <style:text-properties officeooo:rsid="00a66410" officeooo:paragraph-rsid="001b843c"/>
    </style:style>
    <style:style style:name="P44" style:family="paragraph" style:parent-style-name="Table_20_Contents">
      <style:paragraph-properties fo:text-align="center" style:justify-single-word="false"/>
      <style:text-properties officeooo:rsid="00a66410" officeooo:paragraph-rsid="00a66410"/>
    </style:style>
    <style:style style:name="P45" style:family="paragraph" style:parent-style-name="Text_20_body">
      <style:text-properties officeooo:paragraph-rsid="00330a14"/>
    </style:style>
    <style:style style:name="P46" style:family="paragraph" style:parent-style-name="Standard" style:list-style-name="L2">
      <style:text-properties fo:font-style="italic" officeooo:rsid="008f2d00" officeooo:paragraph-rsid="008f2d00" style:font-style-asian="italic" style:font-style-complex="italic"/>
    </style:style>
    <style:style style:name="P47" style:family="paragraph" style:parent-style-name="Standard">
      <style:text-properties fo:font-style="italic" officeooo:rsid="008f2d00" officeooo:paragraph-rsid="008f2d00" style:font-style-asian="italic" style:font-style-complex="italic"/>
    </style:style>
    <style:style style:name="P48" style:family="paragraph" style:parent-style-name="Standard">
      <style:paragraph-properties fo:text-align="justify" style:justify-single-word="false"/>
      <style:text-properties fo:font-style="italic" officeooo:rsid="008f2d00" officeooo:paragraph-rsid="008f2d00" style:font-style-asian="italic" style:font-style-complex="italic"/>
    </style:style>
    <style:style style:name="P49" style:family="paragraph" style:parent-style-name="Standard">
      <style:text-properties fo:font-style="italic" fo:font-weight="normal" officeooo:rsid="00c85756" officeooo:paragraph-rsid="00c85756" style:font-style-asian="italic" style:font-weight-asian="normal" style:font-style-complex="italic" style:font-weight-complex="normal"/>
    </style:style>
    <style:style style:name="P50" style:family="paragraph" style:parent-style-name="Standard">
      <style:text-properties fo:font-style="normal" fo:font-weight="normal" officeooo:rsid="00c85756" officeooo:paragraph-rsid="00c85756"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c85756" officeooo:paragraph-rsid="00c85756" style:font-style-asian="normal" style:font-weight-asian="normal" style:font-style-complex="normal" style:font-weight-complex="normal"/>
    </style:style>
    <style:style style:name="P52" style:family="paragraph" style:parent-style-name="Table_20_Contents">
      <style:text-properties fo:color="#ff0000" officeooo:rsid="00384135" officeooo:paragraph-rsid="00e6d3e0"/>
    </style:style>
    <style:style style:name="P53" style:family="paragraph" style:parent-style-name="Table_20_Contents">
      <style:text-properties fo:color="#ff0000" officeooo:paragraph-rsid="00e6d3e0"/>
    </style:style>
    <style:style style:name="P54" style:family="paragraph" style:parent-style-name="enum" style:list-style-name="L1">
      <style:paragraph-properties fo:text-align="justify" style:justify-single-word="false"/>
      <style:text-properties officeooo:paragraph-rsid="0026d17b"/>
    </style:style>
    <style:style style:name="P55" style:family="paragraph" style:parent-style-name="enum" style:list-style-name="L1">
      <style:paragraph-properties fo:text-align="justify" style:justify-single-word="false"/>
      <style:text-properties officeooo:rsid="0026d17b" officeooo:paragraph-rsid="0026d17b"/>
    </style:style>
    <style:style style:name="P56" style:family="paragraph" style:parent-style-name="enum" style:list-style-name="L1">
      <style:paragraph-properties fo:text-align="justify" style:justify-single-word="false"/>
      <style:text-properties officeooo:rsid="0026d17b" officeooo:paragraph-rsid="008ad558"/>
    </style:style>
    <style:style style:name="P57" style:family="paragraph" style:parent-style-name="enum" style:list-style-name="L1">
      <style:paragraph-properties fo:text-align="justify" style:justify-single-word="false"/>
      <style:text-properties officeooo:rsid="0035c694" officeooo:paragraph-rsid="0035c694"/>
    </style:style>
    <style:style style:name="P58" style:family="paragraph" style:parent-style-name="enum" style:list-style-name="L1">
      <style:paragraph-properties fo:text-align="justify" style:justify-single-word="false"/>
      <style:text-properties fo:font-style="normal" officeooo:rsid="00384135" officeooo:paragraph-rsid="00384135" style:font-style-asian="normal" style:font-style-complex="normal"/>
    </style:style>
    <style:style style:name="P59" style:family="paragraph" style:parent-style-name="enum" style:list-style-name="L1">
      <style:paragraph-properties fo:text-align="justify" style:justify-single-word="false"/>
      <style:text-properties fo:font-style="normal" officeooo:rsid="0026d17b" officeooo:paragraph-rsid="0026d17b" style:font-style-asian="normal" style:font-style-complex="normal"/>
    </style:style>
    <style:style style:name="P60" style:family="paragraph" style:parent-style-name="Heading_20_3">
      <style:text-properties officeooo:paragraph-rsid="008f2d00"/>
    </style:style>
    <style:style style:name="P61" style:family="paragraph" style:parent-style-name="Heading_20_3">
      <style:text-properties officeooo:rsid="00c85756" officeooo:paragraph-rsid="00c85756"/>
    </style:style>
    <style:style style:name="P62" style:family="paragraph" style:parent-style-name="Heading_20_3">
      <style:text-properties officeooo:rsid="002543ad" officeooo:paragraph-rsid="002543ad"/>
    </style:style>
    <style:style style:name="P63" style:family="paragraph" style:parent-style-name="Heading_20_3">
      <style:text-properties officeooo:rsid="004e10ec" officeooo:paragraph-rsid="008f2d00"/>
    </style:style>
    <style:style style:name="P64" style:family="paragraph" style:parent-style-name="Heading_20_3">
      <style:text-properties officeooo:rsid="004e10ec" officeooo:paragraph-rsid="004e10ec"/>
    </style:style>
    <style:style style:name="P65" style:family="paragraph" style:parent-style-name="Heading_20_3">
      <style:text-properties officeooo:rsid="00330a14" officeooo:paragraph-rsid="00330a14"/>
    </style:style>
    <style:style style:name="P66" style:family="paragraph" style:parent-style-name="Heading_20_3">
      <style:paragraph-properties fo:break-before="page"/>
      <style:text-properties officeooo:rsid="00c95a65" officeooo:paragraph-rsid="00c95a65"/>
    </style:style>
    <style:style style:name="P67" style:family="paragraph" style:parent-style-name="Heading_20_1">
      <style:text-properties officeooo:rsid="0026d17b" officeooo:paragraph-rsid="0026d17b"/>
    </style:style>
    <style:style style:name="P68" style:family="paragraph" style:parent-style-name="Heading_20_1">
      <style:text-properties officeooo:rsid="0029f2ac" officeooo:paragraph-rsid="0029f2ac"/>
    </style:style>
    <style:style style:name="P69" style:family="paragraph" style:parent-style-name="Heading_20_1">
      <style:paragraph-properties fo:text-align="justify" style:justify-single-word="false"/>
      <style:text-properties fo:font-style="normal" officeooo:rsid="0099a133" officeooo:paragraph-rsid="0099a133" style:font-style-asian="normal" style:font-style-complex="normal"/>
    </style:style>
    <style:style style:name="P70" style:family="paragraph" style:parent-style-name="Heading_20_1">
      <style:paragraph-properties fo:break-before="page"/>
    </style:style>
    <style:style style:name="P71" style:family="paragraph" style:parent-style-name="Text_20_body" style:list-style-name="L1">
      <style:paragraph-properties fo:text-align="justify" style:justify-single-word="false"/>
      <style:text-properties officeooo:paragraph-rsid="003f8839"/>
    </style:style>
    <style:style style:name="P72" style:family="paragraph" style:parent-style-name="Text_20_body" style:list-style-name="L1">
      <style:paragraph-properties fo:text-align="justify" style:justify-single-word="false"/>
      <style:text-properties fo:color="#c9211e" officeooo:rsid="00e68d42" officeooo:paragraph-rsid="00e68d42"/>
    </style:style>
    <style:style style:name="P73" style:family="paragraph" style:parent-style-name="Text_20_body" style:list-style-name="L3">
      <style:text-properties officeooo:paragraph-rsid="00330a14"/>
    </style:style>
    <style:style style:name="P74" style:family="paragraph" style:parent-style-name="Text_20_body">
      <style:paragraph-properties fo:text-align="justify" style:justify-single-word="false"/>
      <style:text-properties fo:font-style="italic" officeooo:rsid="00c95a65" officeooo:paragraph-rsid="00c95a65" style:font-style-asian="italic" style:font-style-complex="italic"/>
    </style:style>
    <style:style style:name="P75" style:family="paragraph" style:parent-style-name="Text_20_body">
      <style:paragraph-properties fo:text-align="justify" style:justify-single-word="false"/>
      <style:text-properties fo:font-style="italic" officeooo:rsid="00c95a65" officeooo:paragraph-rsid="00e6d3e0" style:font-style-asian="italic" style:font-style-complex="italic"/>
    </style:style>
    <style:style style:name="P76" style:family="paragraph" style:parent-style-name="Text_20_body">
      <style:paragraph-properties fo:text-align="justify" style:justify-single-word="false"/>
      <style:text-properties fo:font-style="italic" officeooo:rsid="008dba08" officeooo:paragraph-rsid="009503b1" style:font-style-asian="italic" style:font-style-complex="italic"/>
    </style:style>
    <style:style style:name="P77" style:family="paragraph" style:parent-style-name="Text_20_body">
      <style:paragraph-properties fo:text-align="justify" style:justify-single-word="false"/>
      <style:text-properties fo:font-style="normal" officeooo:rsid="00e8acdf" officeooo:paragraph-rsid="00e8acdf" style:font-style-asian="normal" style:font-style-complex="normal"/>
    </style:style>
    <style:style style:name="P78" style:family="paragraph" style:parent-style-name="Text_20_body">
      <style:paragraph-properties fo:text-align="justify" style:justify-single-word="false"/>
      <style:text-properties style:font-name="Rubik" fo:font-style="normal" officeooo:rsid="00e8acdf" officeooo:paragraph-rsid="00e8acdf" style:font-style-asian="normal" style:font-style-complex="normal"/>
    </style:style>
    <style:style style:name="P79" style:family="paragraph" style:parent-style-name="Text_20_body" style:list-style-name="L4">
      <style:paragraph-properties fo:text-align="justify" style:justify-single-word="false"/>
      <style:text-properties style:font-name="Rubik" officeooo:paragraph-rsid="00e8acdf"/>
    </style:style>
    <style:style style:name="P80" style:family="paragraph" style:parent-style-name="Text_20_body" style:list-style-name="L4">
      <style:paragraph-properties fo:text-align="justify" style:justify-single-word="false"/>
      <style:text-properties style:font-name="Rubik" officeooo:rsid="00e8acdf" officeooo:paragraph-rsid="00e8acdf"/>
    </style:style>
    <style:style style:name="P81" style:family="paragraph" style:parent-style-name="Text_20_body">
      <style:paragraph-properties fo:text-align="justify" style:justify-single-word="false"/>
      <style:text-properties style:font-name="Rubik" officeooo:rsid="00e8acdf" officeooo:paragraph-rsid="00e8acdf"/>
    </style:style>
    <style:style style:name="P82" style:family="paragraph" style:parent-style-name="Text_20_body" style:list-style-name="L5">
      <style:paragraph-properties fo:text-align="justify" style:justify-single-word="false"/>
      <style:text-properties style:font-name="Rubik" officeooo:rsid="00e8acdf" officeooo:paragraph-rsid="00e8acdf"/>
    </style:style>
    <style:style style:name="T1" style:family="text">
      <style:text-properties officeooo:rsid="0019225b"/>
    </style:style>
    <style:style style:name="T2" style:family="text">
      <style:text-properties officeooo:rsid="001b843c"/>
    </style:style>
    <style:style style:name="T3" style:family="text">
      <style:text-properties fo:font-style="italic" style:font-style-asian="italic" style:font-style-complex="italic"/>
    </style:style>
    <style:style style:name="T4" style:family="text">
      <style:text-properties fo:font-style="italic" officeooo:rsid="00dc1e1c" style:font-style-asian="italic" style:font-style-complex="italic"/>
    </style:style>
    <style:style style:name="T5" style:family="text">
      <style:text-properties fo:font-style="italic" officeooo:rsid="00df543c" style:font-style-asian="italic" style:font-style-complex="italic"/>
    </style:style>
    <style:style style:name="T6" style:family="text">
      <style:text-properties fo:font-style="italic" officeooo:rsid="00e30404" style:font-style-asian="italic" style:font-style-complex="italic"/>
    </style:style>
    <style:style style:name="T7" style:family="text">
      <style:text-properties officeooo:rsid="002543ad"/>
    </style:style>
    <style:style style:name="T8" style:family="text">
      <style:text-properties officeooo:rsid="0026d17b"/>
    </style:style>
    <style:style style:name="T9" style:family="text">
      <style:text-properties fo:font-style="normal" style:font-style-asian="normal" style:font-style-complex="normal"/>
    </style:style>
    <style:style style:name="T10" style:family="text">
      <style:text-properties fo:font-style="normal" officeooo:rsid="0046408d" style:font-style-asian="normal" style:font-style-complex="normal"/>
    </style:style>
    <style:style style:name="T11" style:family="text">
      <style:text-properties fo:font-style="normal" officeooo:rsid="009f784d" style:font-style-asian="normal" style:font-style-complex="normal"/>
    </style:style>
    <style:style style:name="T12" style:family="text">
      <style:text-properties fo:font-style="normal" officeooo:rsid="00c1f3f6" style:font-style-asian="normal" style:font-style-complex="normal"/>
    </style:style>
    <style:style style:name="T13" style:family="text">
      <style:text-properties fo:font-style="normal" officeooo:rsid="00d71435" style:font-style-asian="normal" style:font-style-complex="normal"/>
    </style:style>
    <style:style style:name="T14" style:family="text">
      <style:text-properties fo:font-style="normal" officeooo:rsid="00d7556d" style:font-style-asian="normal" style:font-style-complex="normal"/>
    </style:style>
    <style:style style:name="T15" style:family="text">
      <style:text-properties fo:font-style="normal" officeooo:rsid="00da06bb" style:font-style-asian="normal" style:font-style-complex="normal"/>
    </style:style>
    <style:style style:name="T16" style:family="text">
      <style:text-properties fo:font-style="normal" officeooo:rsid="00db4647" style:font-style-asian="normal" style:font-style-complex="normal"/>
    </style:style>
    <style:style style:name="T17" style:family="text">
      <style:text-properties fo:font-style="normal" officeooo:rsid="00db46b9" style:font-style-asian="normal" style:font-style-complex="normal"/>
    </style:style>
    <style:style style:name="T18" style:family="text">
      <style:text-properties fo:font-style="normal" officeooo:rsid="00dc1e1c" style:font-style-asian="normal" style:font-style-complex="normal"/>
    </style:style>
    <style:style style:name="T19" style:family="text">
      <style:text-properties fo:font-style="normal" officeooo:rsid="00de346c" style:font-style-asian="normal" style:font-style-complex="normal"/>
    </style:style>
    <style:style style:name="T20" style:family="text">
      <style:text-properties fo:font-style="normal" officeooo:rsid="00df543c" style:font-style-asian="normal" style:font-style-complex="normal"/>
    </style:style>
    <style:style style:name="T21" style:family="text">
      <style:text-properties fo:font-style="normal" officeooo:rsid="00e6d3e0" style:font-style-asian="normal" style:font-style-complex="normal"/>
    </style:style>
    <style:style style:name="T22" style:family="text">
      <style:text-properties fo:font-style="normal" officeooo:rsid="00e8acdf" style:font-style-asian="normal" style:font-style-complex="normal"/>
    </style:style>
    <style:style style:name="T23" style:family="text">
      <style:text-properties fo:font-style="normal" officeooo:rsid="00eab027" style:font-style-asian="normal" style:font-style-complex="normal"/>
    </style:style>
    <style:style style:name="T24" style:family="text">
      <style:text-properties fo:font-style="normal" officeooo:rsid="00eb4f06" style:font-style-asian="normal" style:font-style-complex="normal"/>
    </style:style>
    <style:style style:name="T25" style:family="text">
      <style:text-properties fo:font-style="normal" fo:font-weight="bold" style:font-style-asian="normal" style:font-weight-asian="bold" style:font-style-complex="normal" style:font-weight-complex="bold"/>
    </style:style>
    <style:style style:name="T26" style:family="text">
      <style:text-properties fo:font-style="normal" fo:font-weight="bold" officeooo:rsid="00e91405" style:font-style-asian="normal" style:font-weight-asian="bold" style:font-style-complex="normal" style:font-weight-complex="bold"/>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officeooo:rsid="002a0eee"/>
    </style:style>
    <style:style style:name="T29" style:family="text">
      <style:text-properties officeooo:rsid="002d2bd7"/>
    </style:style>
    <style:style style:name="T30" style:family="text">
      <style:text-properties officeooo:rsid="00318f31"/>
    </style:style>
    <style:style style:name="T31" style:family="text">
      <style:text-properties officeooo:rsid="003ea68c"/>
    </style:style>
    <style:style style:name="T32" style:family="text">
      <style:text-properties officeooo:rsid="005051e1"/>
    </style:style>
    <style:style style:name="T33" style:family="text">
      <style:text-properties officeooo:rsid="008ad558"/>
    </style:style>
    <style:style style:name="T34" style:family="text">
      <style:text-properties officeooo:rsid="008c92d1"/>
    </style:style>
    <style:style style:name="T35" style:family="text">
      <style:text-properties officeooo:rsid="008f2d00"/>
    </style:style>
    <style:style style:name="T36" style:family="text">
      <style:text-properties officeooo:rsid="006839be"/>
    </style:style>
    <style:style style:name="T37" style:family="text">
      <style:text-properties officeooo:rsid="009f784d"/>
    </style:style>
    <style:style style:name="T38" style:family="text">
      <style:text-properties officeooo:rsid="00a1c9ef"/>
    </style:style>
    <style:style style:name="T39" style:family="text">
      <style:text-properties officeooo:rsid="00abb86a"/>
    </style:style>
    <style:style style:name="T40" style:family="text">
      <style:text-properties officeooo:rsid="00b129b8"/>
    </style:style>
    <style:style style:name="T41" style:family="text">
      <style:text-properties officeooo:rsid="00b3e05d"/>
    </style:style>
    <style:style style:name="T42" style:family="text">
      <style:text-properties officeooo:rsid="00bce6c7"/>
    </style:style>
    <style:style style:name="T43" style:family="text">
      <style:text-properties officeooo:rsid="00bed118"/>
    </style:style>
    <style:style style:name="T44" style:family="text">
      <style:text-properties officeooo:rsid="00c047d5"/>
    </style:style>
    <style:style style:name="T45" style:family="text">
      <style:text-properties officeooo:rsid="00c1f3f6"/>
    </style:style>
    <style:style style:name="T46" style:family="text">
      <style:text-properties officeooo:rsid="00c3e2a8"/>
    </style:style>
    <style:style style:name="T47" style:family="text">
      <style:text-properties officeooo:rsid="00c85756"/>
    </style:style>
    <style:style style:name="T48" style:family="text">
      <style:text-properties officeooo:rsid="00cad886"/>
    </style:style>
    <style:style style:name="T49" style:family="text">
      <style:text-properties officeooo:rsid="00ccbc26"/>
    </style:style>
    <style:style style:name="T50" style:family="text">
      <style:text-properties fo:color="#ff0000" officeooo:rsid="008ad558"/>
    </style:style>
    <style:style style:name="T51" style:family="text">
      <style:text-properties officeooo:rsid="00d43d33"/>
    </style:style>
    <style:style style:name="T52" style:family="text">
      <style:text-properties officeooo:rsid="00e24a6c"/>
    </style:style>
    <style:style style:name="T53" style:family="text">
      <style:text-properties officeooo:rsid="00e5045e"/>
    </style:style>
    <style:style style:name="T54" style:family="text">
      <style:text-properties officeooo:rsid="002cb30c"/>
    </style:style>
    <style:style style:name="T55" style:family="text">
      <style:text-properties fo:font-weight="bold" style:font-weight-asian="bold" style:font-weight-complex="bold"/>
    </style:style>
    <style:style style:name="T56" style:family="text">
      <style:text-properties officeooo:rsid="00e91405"/>
    </style:style>
    <style:style style:name="T57" style:family="text">
      <style:text-properties style:text-position="super 58%" officeooo:rsid="00e91405"/>
    </style:style>
    <style:style style:name="T58" style:family="text">
      <style:text-properties officeooo:rsid="00eb4f0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text:span text:style-name="T51">8775</text:span> – <text:span text:style-name="T2">Analyse et conception d’algorithmes</text:span></text:p>
      <text:p text:style-name="Subtitle"><text:span text:style-name="T2">TP3</text:span> – <text:span text:style-name="T39">Automne</text:span> <text:span text:style-name="T1">2019</text:span></text:p>
      <text:p text:style-name="P1"/>
      <table:table table:name="Table2" table:style-name="Table2">
        <table:table-column table:style-name="Table2.A"/>
        <table:table-column table:style-name="Table2.B"/>
        <table:table-row>
          <table:table-cell table:style-name="Table2.A1" office:value-type="string">
            <text:p text:style-name="P36">Nom, prénom, matricule des membres</text:p>
          </table:table-cell>
          <table:table-cell table:style-name="Table2.B1" office:value-type="string">
            <text:p text:style-name="P53"><text:span text:style-name="T54">Gloaguen</text:span>, <text:span text:style-name="T54">Tanguy</text:span>, <text:span text:style-name="T54">2035552</text:span></text:p>
            <text:p text:style-name="P52"><text:span text:style-name="T54">Métais</text:span>, <text:span text:style-name="T54">Julien</text:span>, <text:span text:style-name="T54">2035653</text:span></text:p>
          </table:table-cell>
        </table:table-row>
        <table:table-row>
          <table:table-cell table:style-name="Table2.A2" office:value-type="string">
            <text:p text:style-name="P36">Note finale / <text:span text:style-name="T7">14</text:span></text:p>
          </table:table-cell>
          <table:table-cell table:style-name="Table2.B2" office:value-type="float" office:value="0">
            <text:p text:style-name="P43">0</text:p>
          </table:table-cell>
        </table:table-row>
      </table:table>
      <text:p text:style-name="P5"/>
      <text:h text:style-name="P67" text:outline-level="1">Information<text:span text:style-name="T30">s</text:span> technique<text:span text:style-name="T30">s</text:span></text:h>
      <text:list xml:id="list3155118252" text:style-name="L1">
        <text:list-item>
          <text:p text:style-name="P54">Répondez directement dans <text:span text:style-name="T8">ce document</text:span> ODT avec LibreOffice. <text:span text:style-name="T29">Utilisez LibreOffice et non Word, sinon ce document sera corrompu.</text:span></text:p>
        </text:list-item>
        <text:list-item>
          <text:p text:style-name="P55">La correction se fait à même le rapport.</text:p>
        </text:list-item>
        <text:list-item>
          <text:p text:style-name="P56">Avant <text:span text:style-name="T33">le </text:span><text:span text:style-name="T50">4 décembre à 23h59</text:span>, vous devez faire une remise électronique en suivant les instructions suivantes :</text:p>
          <text:list>
            <text:list-item>
              <text:p text:style-name="P55">Le dossier remis doit se nommer matricule1_matricule2_tp<text:span text:style-name="T37">3</text:span> et doit être compressé sous format zip.</text:p>
            </text:list-item>
            <text:list-item>
              <text:p text:style-name="P55">À la racine de ce dernier, on doit retrouver :</text:p>
              <text:list>
                <text:list-item>
                  <text:p text:style-name="P55">Ce rapport sous format ODT.</text:p>
                </text:list-item>
                <text:list-item>
                  <text:p text:style-name="P55">Un script nommé <text:span text:style-name="T3">tp.sh</text:span><text:span text:style-name="T9"> servant à exécuter les différents algorithmes du TP. L’interface du script est décrite à la fin du rapport.</text:span></text:p>
                </text:list-item>
                <text:list-item>
                  <text:p text:style-name="P57"><text:span text:style-name="T9">Un fichier texte nommé </text:span><text:span text:style-name="T3">emails.txt</text:span><text:span text:style-name="T9"> contenant le courriel de chaque membre de l’équipe</text:span></text:p>
                </text:list-item>
                <text:list-item>
                  <text:p text:style-name="P58">Le code source et les exécutables</text:p>
                </text:list-item>
              </text:list>
            </text:list-item>
          </text:list>
        </text:list-item>
        <text:list-item>
          <text:p text:style-name="P59">Vous avez le choix du langage de programmation utilisé. Le code et les exécutables soumis devront être compatible avec les ordinateurs de la salle L-4714. <text:span text:style-name="T38">Conseil pour le TP3 : Compilez avec -O3 si vous utilisez C++.</text:span></text:p>
        </text:list-item>
        <text:list-item>
          <text:p text:style-name="P71">Si vous utilisez des extraits de codes (programmes) trouvés sur Internet, vous devez en mentionner la source, sinon vous serez sanctionnés pour plagiat.</text:p>
        </text:list-item>
        <text:list-item>
          <text:p text:style-name="P72">Pour ce TP, il est interdit d’utiliser la programmation par contraintes, programmation linéaire, programmation en nombre entiers, etc. Il est également interdit d’utiliser des librairies du genre DEAP, OR-Tools, etc.</text:p>
        </text:list-item>
      </text:list>
      <text:h text:style-name="P68" text:outline-level="1"><text:soft-page-break/>Mise en situation</text:h>
      <text:p text:style-name="P16">Le dernier travail pratique se fera dans le cadre du concours du meilleur algorithme pour la session d'<text:span text:style-name="T45">automne</text:span> 201<text:span text:style-name="T51">9</text:span>. Le travail demandé consiste à concevoir et implanter un algorithme de votre cru pour résoudre un problème combinatoire. Le classement des équipes déterminera votre note pour la qualité de l'algorithme. <text:span text:style-name="T34">Votre algorithme sera exécuté sur 3 exemplaires de notre choix pendant 3 minutes chacun.</text:span></text:p>
      <text:p text:style-name="P16"/>
      <text:p text:style-name="P28">Vous avez une collection de cartes du jeu <text:span text:style-name="T3">Magic: The Gathering.</text:span><text:span text:style-name="T9"> Dans ce jeu, </text:span><text:span text:style-name="T13">un </text:span><text:span text:style-name="T9">joueur construit un paquet de cartes d’une certaine taille à partir de</text:span><text:span text:style-name="T13">s cartes de sa </text:span><text:span text:style-name="T9">collection, </text:span><text:span text:style-name="T13">puis affronte son adversaire (qui a fait de même)</text:span><text:span text:style-name="T9">. </text:span><text:span text:style-name="T16">Chaque carte a une qualité de base indiquant la force que cette carte ajoute au paquet. De plus, chaque paire de cartes </text:span><text:span text:style-name="T13">offr</text:span><text:span text:style-name="T16">e </text:span><text:span text:style-name="T13">une </text:span><text:span text:style-name="T16">certaine </text:span><text:span text:style-name="T13">synergie </text:span><text:span text:style-name="T16">(bonne ou mauvaise)</text:span><text:span text:style-name="T13"> </text:span><text:span text:style-name="T14">lorsqu’elles sont jouées ensemble. </text:span><text:span text:style-name="T16">U</text:span><text:span text:style-name="T14">n joueur aura </text:span><text:span text:style-name="T16">donc </text:span><text:span text:style-name="T14">intérêt à mettre </text:span><text:span text:style-name="T17">dans son paquet non seulement des cartes de bonne qualité, mais également des combinaisons de cartes </text:span><text:span text:style-name="T14">avantageuses.</text:span></text:p>
      <text:p text:style-name="P9"/>
      <text:p text:style-name="P22"><text:span text:style-name="T13">Vous décidez de participer à un </text:span><text:span text:style-name="T14">nouveau type de </text:span><text:span text:style-name="T13">tournoi. Les règles du tournoi sont simples : chaque joueur construit plusieurs paquets en utilisant les cartes de sa collection, m</text:span><text:span text:style-name="T14">ais il reviendra à</text:span><text:span text:style-name="T13"> son adversaire </text:span><text:span text:style-name="T14">de choisir quel paquet le joueur utilisera</text:span><text:span text:style-name="T13">. Puisque l’adversaire choisira vraisemblablement le paquet le plus faible, il vous importe de construire un ensemble de paquets don</text:span><text:span text:style-name="T14">t</text:span><text:span text:style-name="T13"> </text:span><text:span text:style-name="T14">celui </text:span><text:span text:style-name="T13">le plus faible est le plus fort possible.</text:span></text:p>
      <text:p text:style-name="P6"/>
      <text:p text:style-name="P7">Le rapport pour ce dernier travail pratique est assez succinct. <text:span text:style-name="T46">Vous êtes encouragés </text:span>à terminer ce travail assez tôt afin de ne pas compromettre <text:span text:style-name="T46">la </text:span>préparation à vos examens finaux.</text:p>
      <text:p text:style-name="P8"/>
      <text:h text:style-name="P69" text:outline-level="1">Jeu de données</text:h>
      <text:p text:style-name="P23"><text:span text:style-name="T10">Pour tester </text:span><text:span text:style-name="T12">votre</text:span><text:span text:style-name="T10"> algorithme, vous </text:span><text:span text:style-name="T11">disposez d’un jeu de données de 10 exemplaires. </text:span><text:span text:style-name="T12">La première ligne contient le nombre </text:span><text:span text:style-name="T6">n </text:span><text:span text:style-name="T12">de </text:span><text:span text:style-name="T15">cartes</text:span><text:span text:style-name="T12"> </text:span><text:span text:style-name="T19">que doit contenir chaque paquet</text:span><text:span text:style-name="T12">. </text:span><text:span text:style-name="T18">La deuxième ligne contient le nombre</text:span><text:span text:style-name="T4"> </text:span><text:span text:style-name="T5">m</text:span><text:span text:style-name="T4"> </text:span><text:span text:style-name="T18">de paquets</text:span><text:span text:style-name="T4"> </text:span><text:span text:style-name="T18">à construire (votre collection de cartes est de taille </text:span><text:span text:style-name="T4">n*m</text:span><text:span text:style-name="T18">). La troisième ligne, de longueur </text:span><text:span text:style-name="T4">n*m</text:span><text:span text:style-name="T18">, indique la qualité de base de chaque carte. Les lignes suivantes sont une matrice de taille </text:span><text:span text:style-name="T4">(n*m) * (n*m)</text:span><text:span text:style-name="T18"> représentant la synergie entre chaque paire de cartes </text:span><text:span text:style-name="T19">de votre collection</text:span><text:span text:style-name="T18">.</text:span></text:p>
      <text:p text:style-name="P10"/>
      <text:p text:style-name="P29"><text:span text:style-name="T9">La valeur d’</text:span><text:span text:style-name="T19">un paquet est égale à la somme de la qualité de base de ses cartes, plus la somme des synergies de chaque paire de cartes du paquet. La valeur d’une solution est égale à la valeur du paquet le plus faible </text:span><text:span text:style-name="T20">de cette solution</text:span><text:span text:style-name="T19">.</text:span></text:p>
      <text:h text:style-name="P66" text:outline-level="3">Description de votre algorithme</text:h>
      <table:table table:name="Table10" table:style-name="Table10">
        <table:table-column table:style-name="Table10.A"/>
        <table:table-column table:style-name="Table10.B"/>
        <table:table-row>
          <table:table-cell table:style-name="Table10.A1" office:value-type="string">
            <text:p text:style-name="P41">0</text:p>
          </table:table-cell>
          <table:table-cell table:style-name="Table10.B1" office:value-type="string">
            <text:p text:style-name="P35"><text:s/>/ <text:span text:style-name="T47">1 pt</text:span></text:p>
          </table:table-cell>
        </table:table-row>
      </table:table>
      <text:p text:style-name="P74">Décrivez brièvement votre algorithme en quelques phrases.</text:p>
      <text:p text:style-name="P74"/>
      <text:p text:style-name="P75"><text:tab/><text:span text:style-name="T21">Notre algorithme combine un raisonnement glouton avec une approche d’optimisation locale. On commence par créer un grand nombre de solutions grâce à un critère glouton qui attribue successivement à chaque deck la carte qui l’améliore le plus parmi toutes les cartes encore non distribuées. On conserve ensuite les meilleures de ces solutions (ces solutions sont différentes puisque l’algorithme glouton commence par attribuer aléatoirement une carte à chaque paquet), que l’on tente d’améliorer par échanges de cartes entre 2 paquets. Après cette seconde étape, la meilleure de toutes les solutions est conservée.</text:span></text:p>
      <text:h text:style-name="P60" text:outline-level="3">Présentation de votre algorithme</text:h>
      <table:table table:name="Table8" table:style-name="Table8">
        <table:table-column table:style-name="Table8.A"/>
        <table:table-column table:style-name="Table8.B"/>
        <table:table-row>
          <table:table-cell table:style-name="Table8.A1" office:value-type="string">
            <text:p text:style-name="P39">0</text:p>
          </table:table-cell>
          <table:table-cell table:style-name="Table8.B1" office:value-type="string">
            <text:p text:style-name="P33"><text:s/>/ <text:span text:style-name="T35">2 pt</text:span></text:p>
          </table:table-cell>
        </table:table-row>
      </table:table>
      <text:p text:style-name="P76">Sous forme de pseudo-code et incluant une analyse de complexité théorique des principales fonctions. <text:span text:style-name="T36">Si vous préférez écrire vos équations en Latex, vous pouvez ajouter un pdf à la remise avec la réponse à cette question et le mentionner ici.</text:span></text:p>
      <text:p text:style-name="P76"/>
      <text:p text:style-name="P77">L’algorithme peut donc se résumer par le pseudo-code suivant :</text:p>
      <text:p text:style-name="P77"/>
      <text:p text:style-name="P78">Pour <text:span text:style-name="T55">i</text:span> allant de <text:span text:style-name="T55">1</text:span> à <text:span text:style-name="T55">N</text:span>:</text:p>
      <text:list xml:id="list1781706913" text:style-name="L4">
        <text:list-item>
          <text:p text:style-name="P79"><text:span text:style-name="T22">générer une solution par critère glouton</text:span></text:p>
        </text:list-item>
        <text:list-item>
          <text:p text:style-name="P79"><text:span text:style-name="T22">évaluer cette solution</text:span></text:p>
        </text:list-item>
        <text:list-item>
          <text:p text:style-name="P80"><text:span text:style-name="T9">conserver cette solution si elle fait partie des </text:span><text:span text:style-name="T26">p</text:span><text:span text:style-name="T9"> meilleures</text:span></text:p>
        </text:list-item>
      </text:list>
      <text:p text:style-name="P81"><text:span text:style-name="T9">Tant que l’exécution n’est pas interrompue :</text:span></text:p>
      <text:list xml:id="list1793133125" text:style-name="L5">
        <text:list-item>
          <text:p text:style-name="P82"><text:span text:style-name="T9">Pour </text:span><text:span text:style-name="T25">j</text:span><text:span text:style-name="T9"> allant de </text:span><text:span text:style-name="T25">1</text:span><text:span text:style-name="T9"> à </text:span><text:span text:style-name="T26">p</text:span><text:span text:style-name="T27">:</text:span></text:p>
          <text:list>
            <text:list-item>
              <text:p text:style-name="P82"><text:span text:style-name="T9">Tenter d’améliorer la solution </text:span><text:span text:style-name="T25">j</text:span><text:span text:style-name="T9"> par optimisation locale</text:span></text:p>
            </text:list-item>
          </text:list>
        </text:list-item>
      </text:list>
      <text:p text:style-name="P81"><text:span text:style-name="T9">Retourner la solution de valeur maximale</text:span></text:p>
      <text:p text:style-name="P77"/>
      <text:p text:style-name="P77"><text:tab/>Les fonctions essentielles de notre code sont donc le constructeur de la classe Solution qui permet d’initialiser une solution par critère glouton, et la fonction “ImproveWorstDeck” qui effectue des échanges entre le deck le plus faible et un autre deck pour tenter d’améliorer la solution.</text:p>
      <text:p text:style-name="P77"><text:soft-page-break/><text:tab/>Le constrcuteur glouton <text:span text:style-name="T56">doit, pour chacun des n*m emplacements dans les decks, parcourir les cartes non-distribuées (en moyenne, n*m/2), et calculer la valeur du deck si on ajoutait la carte en question (quadratique sur la taille du paquet, donc en moyenne (n/2)²). On obtient donc une complexité en O(n</text:span><text:span text:style-name="T57">4</text:span><text:span text:style-name="T56">*m</text:span><text:span text:style-name="T57">2</text:span><text:span text:style-name="T56">) pour la génération d’une solution.</text:span></text:p>
      <text:p text:style-name="P77"/>
      <text:p text:style-name="P77"><text:tab/><text:span text:style-name="T56">La fonction ImproveWorstDeck tente, pour chaque carte du deck le plus faible (jusqu’à avoir trouvé un échange améliorant, considérons en moyenne n/2 cas), de l’échanger avec la carte la plus utile dans chaque autre deck (jusqu’à m calculs, chaque calcul de carte la plus utile prenant de l’ordre de n² opérations). Trouver une éventuelle amélioration d’une solution implique donc une complexité en O(n</text:span><text:span text:style-name="T57">3</text:span><text:span text:style-name="T56">*m).</text:span></text:p>
      <text:p text:style-name="P77"><text:tab/></text:p>
      <text:h text:style-name="Heading_20_3" text:outline-level="3">Justification de l’originalité de votre algorithme</text:h>
      <table:table table:name="Table9" table:style-name="Table9">
        <table:table-column table:style-name="Table9.A"/>
        <table:table-column table:style-name="Table9.B"/>
        <table:table-row>
          <table:table-cell table:style-name="Table9.A1" office:value-type="string">
            <text:p text:style-name="P44">0</text:p>
          </table:table-cell>
          <table:table-cell table:style-name="Table9.B1" office:value-type="string">
            <text:p text:style-name="P33"><text:s/>/ <text:span text:style-name="T35">3 pt</text:span></text:p>
          </table:table-cell>
        </table:table-row>
      </table:table>
      <text:p text:style-name="P13"/>
      <text:p text:style-name="P14">La conception de votre algorithme sera jugé<text:span text:style-name="T48">e</text:span> avec les critères suivants :</text:p>
      <text:list xml:id="list734200957" text:style-name="L2">
        <text:list-item>
          <text:p text:style-name="P46">Lien avec le contenu du cours</text:p>
        </text:list-item>
        <text:list-item>
          <text:p text:style-name="P46">Originalité</text:p>
        </text:list-item>
        <text:list-item>
          <text:p text:style-name="P46">Initiative</text:p>
        </text:list-item>
      </text:list>
      <text:p text:style-name="P14"/>
      <text:p text:style-name="P14"/>
      <text:p text:style-name="P48"><text:tab/><text:span text:style-name="T23">Parmi les patrons de conceptions abordés dans le cours, le glouton et la recherche locale sont ceux qui nous ont paru s’adapter le plus naturellement au problème. Nous avions également envisagé d’implémenter un algorithme génétique, mais nous n’avons pas trouvé de critère de croisement des solutions intuitivement satisfaisant.</text:span></text:p>
      <text:p text:style-name="P48"><text:span text:style-name="T23"><text:tab/>Nous avons donc commencé par tenter de mettre en oeuvre une optimisation locale. Nous avons choisi une implémentation orientée objet, bien que plus fastidieuse au début du projet, pour nous permettre par la suite de facilement ajouter des modules ou modifier l’agencement du pipeline principal.</text:span></text:p>
      <text:p text:style-name="P48"><text:span text:style-name="T23"><text:tab/>Dans un premier temps, nous avons travaillé avec une recherche locale naïve, qui, à partir d’une solution générée aléatoirement, tentait tous les échanges possibles et effectuait le premier mouvement améliorant qu’elle rencontrait.</text:span></text:p>
      <text:p text:style-name="P48"><text:span text:style-name="T23"><text:tab/>Nous avons alors eu l’idée d’avoir recours à un algorithme glouton pour l’initialisation, de sorte <text:s/>à obtenir rapidement une solution avec laquelle travailler, et événtuellement éviter certains optimums locaux.</text:span></text:p>
      <text:p text:style-name="P48"><text:span text:style-name="T23"><text:tab/>Nous avons alors constaté que le critère glouton était bien plus efficace que la recherche locale, et qu’il fournissait bien souvent des solutions qu’on ne parvenait même plus à améliorer par la suite.</text:span></text:p>
      <text:p text:style-name="P48"><text:span text:style-name="T23"><text:tab/>Nous avons donc décidé de tirer parti de cette qualité en répétant un grand nombre de fois l’initialisation gloutonne de manière à se donner un échantillon de très bonnes solutions, puis nous avons modifié la méthode d’optimisation locale pour considérer en premier les échanges les plus su</text:span><text:span text:style-name="T24">s</text:span><text:span text:style-name="T23">ceptibles </text:span><text:span text:style-name="T24">d’améliorer la solution.</text:span></text:p>
      <text:p text:style-name="P14"/>
      <text:h text:style-name="P61" text:outline-level="3"><text:soft-page-break/>Votre algorithme est-il assuré de trouver <text:span text:style-name="T48">une</text:span> solution optimale?</text:h>
      <table:table table:name="Table4" table:style-name="Table4">
        <table:table-column table:style-name="Table4.A"/>
        <table:table-column table:style-name="Table4.B"/>
        <table:table-row>
          <table:table-cell table:style-name="Table4.A1" office:value-type="string">
            <text:p text:style-name="P40">0</text:p>
          </table:table-cell>
          <table:table-cell table:style-name="Table4.B1" office:value-type="string">
            <text:p text:style-name="P34"><text:s/>/ <text:span text:style-name="T47">1 pt</text:span></text:p>
          </table:table-cell>
        </table:table-row>
      </table:table>
      <text:p text:style-name="P15"/>
      <text:p text:style-name="P49">Répondez simplement “oui” ou “non”. Aucune justification requise.</text:p>
      <text:p text:style-name="P49"/>
      <text:p text:style-name="P50"/>
      <text:p text:style-name="P51"><text:tab/><text:span text:style-name="T58">Non. Notre algorithme ne fournit aucune assurance d’optimalité de la solution, puisqu’il repose sur des heuristiques. D’ailleurs les résultats qu’il fournit varient d’une exécution à l’autre. Toutefois, en répétant les créations de solutions par critère glouton, nous pensons avoir atténué la variance du résultat, et être toujours en mesure de retourner une solution acceptable.</text:span></text:p>
      <text:h text:style-name="P70" text:outline-level="1">Autre<text:span text:style-name="T28">s</text:span> critères <text:span text:style-name="T28">de </text:span>correction</text:h>
      <text:h text:style-name="P62" text:outline-level="3">Respect de l’interface tp.sh</text:h>
      <table:table table:name="Table5" table:style-name="Table5">
        <table:table-column table:style-name="Table5.A"/>
        <table:table-column table:style-name="Table5.B"/>
        <table:table-row>
          <table:table-cell table:style-name="Table5.A1" office:value-type="string">
            <text:p text:style-name="P37">0</text:p>
          </table:table-cell>
          <table:table-cell table:style-name="Table5.B1" office:value-type="string">
            <text:p text:style-name="P31"><text:s/>/ <text:span text:style-name="T7">1 pt</text:span></text:p>
          </table:table-cell>
        </table:table-row>
      </table:table>
      <text:p text:style-name="P2"/>
      <text:p text:style-name="P3">Utilisation :</text:p>
      <text:p text:style-name="P2"><text:tab/>./tp.sh -e [<text:span text:style-name="T32">path_vers_exemplaire</text:span>]</text:p>
      <text:p text:style-name="P24"/>
      <text:p text:style-name="P30">Lorsque exécuté sans le paramètre -p, le programme affiche uniquement la valeur d’une solution à chaque fois qu’une meilleure solution est trouvée. Votre programme est sensé s’exécuter tant et aussi longtemps qu’il n’est pas manuellement interrompu.</text:p>
      <text:p text:style-name="P30"/>
      <text:p text:style-name="P27">Argument optionnel :</text:p>
      <text:p text:style-name="P27"/>
      <text:p text:style-name="P27">-p<text:tab/><text:span text:style-name="T43">Chaque fois qu’une meilleure solution est trouvée, le programme affiche cette nouvelle solution <text:s/><text:tab/>(au lieu de simplement afficher la qualité de la solution), un paquet par ligne.</text:span></text:p>
      <text:p text:style-name="P3"/>
      <text:p text:style-name="P25">Important : l’option -e doit accepter des fichiers avec des paths absolus.</text:p>
      <text:p text:style-name="P25"/>
      <text:p text:style-name="P26">Le script tp.sh ne vous est pas fourni, mais vous pouvez facilement adapter celui <text:span text:style-name="T44">du TP2</text:span>.</text:p>
      <text:p text:style-name="P3"/>
      <text:p text:style-name="P11">Voici un exemple d’affichage <text:span text:style-name="T40">(dans cet exemple, on cherche à construire 2 paquets de 5 cartes chacun ; une première solution a été initialement trouvée, puis par la suite une seconde et meilleure solution a été trouvée)</text:span> <text:span text:style-name="T40">:</text:span></text:p>
      <text:p text:style-name="P11"/>
      <text:p text:style-name="P19">3 8 2 9 1</text:p>
      <text:p text:style-name="P17"><text:span text:style-name="T52">7 </text:span>0 <text:span text:style-name="T52">5 4 8</text:span></text:p>
      <text:p text:style-name="P18">5 9 3 0 4</text:p>
      <text:p text:style-name="P18">2 8 1 7 6</text:p>
      <text:p text:style-name="P3"/>
      <text:p text:style-name="P21">Un script de vérification de solution vous est fourni <text:span text:style-name="T41">(sol_check.py, les instructions d’utilisation sont dans le code source)</text:span>. Ce script vous indiquera si l’affichage est correct, si votre solution est valide, <text:span text:style-name="T53">ainsi que la valeur de votre solution</text:span>. <text:span text:style-name="T49">C’est ce script qui sera utilisé pour la correction, donc assurez-vous qu’il reconnaisse vos solutions.</text:span></text:p>
      <text:p text:style-name="P20"/>
      <text:p text:style-name="P20"/>
      <text:p text:style-name="P20"/>
      <text:h text:style-name="P63" text:outline-level="3">Qualité d<text:span text:style-name="T35">e l’algorithme</text:span></text:h>
      <table:table table:name="Table1" table:style-name="Table1">
        <table:table-column table:style-name="Table1.A"/>
        <table:table-column table:style-name="Table1.B"/>
        <table:table-row>
          <table:table-cell table:style-name="Table1.A1" office:value-type="string">
            <text:p text:style-name="P39">0</text:p>
          </table:table-cell>
          <table:table-cell table:style-name="Table1.B1" office:value-type="string">
            <text:p text:style-name="P33"><text:s/>/ <text:span text:style-name="T35">4 pt</text:span></text:p>
          </table:table-cell>
        </table:table-row>
      </table:table>
      <text:p text:style-name="P12"/>
      <text:h text:style-name="P64" text:outline-level="3">Qualité du code</text:h>
      <table:table table:name="Table7" table:style-name="Table7">
        <table:table-column table:style-name="Table7.A"/>
        <table:table-column table:style-name="Table7.B"/>
        <table:table-row>
          <table:table-cell table:style-name="Table7.A1" office:value-type="string">
            <text:p text:style-name="P38">0</text:p>
          </table:table-cell>
          <table:table-cell table:style-name="Table7.B1" office:value-type="string">
            <text:p text:style-name="P32"><text:s/>/ <text:span text:style-name="T7">1 pt</text:span></text:p>
          </table:table-cell>
        </table:table-row>
      </table:table>
      <text:p text:style-name="P4"/>
      <text:h text:style-name="P62" text:outline-level="3"><text:soft-page-break/>Présentation générale <text:span text:style-name="T42">(concision, qualité du français, etc.)</text:span></text:h>
      <table:table table:name="Table6" table:style-name="Table6">
        <table:table-column table:style-name="Table6.A"/>
        <table:table-column table:style-name="Table6.B"/>
        <table:table-row>
          <table:table-cell table:style-name="Table6.A1" office:value-type="string">
            <text:p text:style-name="P37">0</text:p>
          </table:table-cell>
          <table:table-cell table:style-name="Table6.B1" office:value-type="string">
            <text:p text:style-name="P31"><text:s/>/ <text:span text:style-name="T42">1 pt</text:span></text:p>
          </table:table-cell>
        </table:table-row>
      </table:table>
      <text:h text:style-name="P65" text:outline-level="3">Pénalité <text:span text:style-name="T42">pour </text:span>retard <text:span text:style-name="T42">ou autre</text:span></text:h>
      <table:table table:name="Table3" table:style-name="Table3">
        <table:table-column table:style-name="Table3.A"/>
        <table:table-row>
          <table:table-cell table:style-name="Table3.A1" office:value-type="string">
            <text:p text:style-name="P42">0</text:p>
          </table:table-cell>
        </table:table-row>
      </table:table>
      <text:p text:style-name="P45"/>
      <text:list xml:id="list3022445575" text:style-name="L3">
        <text:list-item>
          <text:p text:style-name="P73">-<text:span text:style-name="T31">1 pt / journée de retard, arrondi vers le haut. Les TPs ne sont plus acceptés après 3 jour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Rubik" svg:font-family="Rubik"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cm" fo:margin-bottom="0.254cm" loext:contextual-spacing="false"/>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12-04T21:02:07.794000000</dc:date>
    <meta:editing-duration>PT12H23M23S</meta:editing-duration>
    <meta:editing-cycles>144</meta:editing-cycles>
    <meta:generator>Trio_Office/6.2.8.2$Windows_x86 LibreOffice_project/</meta:generator>
    <meta:document-statistic meta:table-count="10" meta:image-count="0" meta:object-count="0" meta:page-count="7" meta:paragraph-count="97" meta:word-count="1643" meta:character-count="10124" meta:non-whitespace-character-count="8575"/>
  </office:meta>
</office:document-meta>
</file>